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00.00%" fo:text-align="center" fo:margin-bottom="10.00pt"/>
    </style:style>
    <style:style style:name="P7" style:family="paragraph">
      <style:paragraph-properties fo:line-height="115.00%" fo:text-align="center" fo:margin-bottom="10.00pt"/>
    </style:style>
    <style:style style:name="P8" style:family="paragraph">
      <style:paragraph-properties fo:line-height="100.00%" fo:text-align="center" fo:margin-bottom="10.00pt"/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00.00%" fo:text-align="center" fo:margin-bottom="10.00pt"/>
    </style:style>
    <style:style style:name="P1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5-7-2025</text:span></text:p>
      <text:p text:style-name="P2"><text:span text:style-name="T2"/></text:p>
      <text:p text:style-name="P3"><text:span text:style-name="T2">Screenshots</text:span></text:p>
      <text:p text:style-name="P3"><text:span text:style-name="T2"/></text:p>
      <text:p text:style-name="P3"><draw:frame text:anchor-type="as-char" svg:width="152.40mm" svg:height="50.38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4"><draw:frame text:anchor-type="as-char" svg:width="152.40mm" svg:height="66.46mm" style:rel-width="scale" style:rel-height="scale"><draw:object-ole xlink:href="OleObj2"/><draw:image xlink:href="ObjectReplacements/OleObj2"/></draw:frame><text:span text:style-name="T2"/></text:p>
      <text:p text:style-name="P5"><text:span text:style-name="T2"/></text:p>
      <text:p text:style-name="P6"><draw:frame text:anchor-type="as-char" svg:width="152.40mm" svg:height="69.43mm" style:rel-width="scale" style:rel-height="scale"><draw:object-ole xlink:href="OleObj3"/><draw:image xlink:href="ObjectReplacements/OleObj3"/></draw:frame><text:span text:style-name="T2"/></text:p>
      <text:p text:style-name="P7"><text:span text:style-name="T2"/></text:p>
      <text:p text:style-name="P8"><draw:frame text:anchor-type="as-char" svg:width="152.40mm" svg:height="68.37mm" style:rel-width="scale" style:rel-height="scale"><draw:object-ole xlink:href="OleObj4"/><draw:image xlink:href="ObjectReplacements/OleObj4"/></draw:frame><text:span text:style-name="T2"/></text:p>
      <text:p text:style-name="P9"><text:span text:style-name="T2"/></text:p>
      <text:p text:style-name="P10"><draw:frame text:anchor-type="as-char" svg:width="152.40mm" svg:height="40.01mm" style:rel-width="scale" style:rel-height="scale"><draw:object-ole xlink:href="OleObj5"/><draw:image xlink:href="ObjectReplacements/OleObj5"/></draw:frame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